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3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I. Kaufman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September 30</text:p>
      <text:p text:style-name="P4">Month<text:tab/><text:tab/><text:tab/><text:tab/><text:tab/><text:tab/>September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Danville</text:p>
      <text:p text:style-name="P4">State<text:tab/><text:tab/><text:tab/><text:tab/><text:tab/><text:tab/>V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I. KAUFMAN,/</text:p>
      <text:p text:style-name="P5">Clothier<text:span text:style-name="T2">,/</text:span></text:p>
      <text:p text:style-name="P5"><text:span text:style-name="T2">DANVILLE, VA./</text:span></text:p>
      <text:p text:style-name="P5"><text:span text:style-name="T2"/></text:p>
      <text:p text:style-name="P5"><text:span text:style-name="T2">Rev. Dr. Morais/</text:span></text:p>
      <text:p text:style-name="P5"><text:span text:style-name="T2">#546 N. 5</text:span><text:span text:style-name="T3">th</text:span><text:span text:style-name="T4"> St./</text:span></text:p>
      <text:p text:style-name="P5"><text:span text:style-name="T4">Philadelphia P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01:57.27</meta:creation-date>
    <dc:date>2012-01-25T14:03:58.34</dc:date>
    <dc:creator>Penn Libraries</dc:creator>
    <meta:editing-duration>PT00H02M0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177" meta:character-count="1340"/>
  </office:meta>
</office:document-meta>
</file>